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C000000D4A2D5B0DBC8A603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Table1" style:family="table">
      <style:table-properties style:width="3.25in" fo:margin-left="1.5979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2.375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3.3472in" style:rel-column-width="32764*"/>
    </style:style>
    <style:style style:name="Table2.B" style:family="table-column">
      <style:table-column-properties style:column-width="3.3479in" style:rel-column-width="32771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P1" style:family="paragraph" style:parent-style-name="Header">
      <style:paragraph-properties fo:text-align="end" style:justify-single-word="false">
        <style:tab-stops>
          <style:tab-stop style:position="3.3465in" style:type="center"/>
          <style:tab-stop style:position="6.9374in" style:type="right"/>
        </style:tab-stops>
      </style:paragraph-properties>
      <style:text-properties fo:color="#a9a9a9" loext:opacity="100%" officeooo:paragraph-rsid="002aea13"/>
    </style:style>
    <style:style style:name="P2" style:family="paragraph" style:parent-style-name="Footer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02d8a41" fo:background-color="transparent"/>
    </style:style>
    <style:style style:name="P3" style:family="paragraph" style:parent-style-name="Standard">
      <style:text-properties style:font-name="C059" fo:language="el" fo:country="GR"/>
    </style:style>
    <style:style style:name="P4" style:family="paragraph" style:parent-style-name="Subtitle">
      <style:text-properties style:font-name="C059" fo:language="el" fo:country="GR" officeooo:rsid="00219123" officeooo:paragraph-rsid="00219123"/>
    </style:style>
    <style:style style:name="P5" style:family="paragraph" style:parent-style-name="Text_20_body">
      <style:paragraph-properties fo:text-align="start" style:justify-single-word="false"/>
      <style:text-properties style:font-name="C059" fo:language="el" fo:country="GR" officeooo:rsid="00219123" officeooo:paragraph-rsid="0029946d"/>
    </style:style>
    <style:style style:name="P6" style:family="paragraph" style:parent-style-name="Text_20_body">
      <style:paragraph-properties fo:text-align="center" style:justify-single-word="false"/>
      <style:text-properties style:font-name="C059" fo:language="el" fo:country="GR"/>
    </style:style>
    <style:style style:name="P7" style:family="paragraph" style:parent-style-name="Text_20_body">
      <style:paragraph-properties fo:text-align="center" style:justify-single-word="false"/>
      <style:text-properties style:font-name="C059" fo:language="el" fo:country="GR" officeooo:paragraph-rsid="00219123"/>
    </style:style>
    <style:style style:name="P8" style:family="paragraph" style:parent-style-name="Title">
      <style:text-properties style:font-name="C059" fo:language="el" fo:country="GR"/>
    </style:style>
    <style:style style:name="P9" style:family="paragraph" style:parent-style-name="Text_20_body">
      <style:paragraph-properties fo:text-align="center" style:justify-single-word="false"/>
      <style:text-properties style:font-name="C059" fo:language="el" fo:country="GR" officeooo:rsid="0025f198" officeooo:paragraph-rsid="0025f198"/>
    </style:style>
    <style:style style:name="P10" style:family="paragraph" style:parent-style-name="Text_20_body">
      <style:paragraph-properties fo:text-align="start" style:justify-single-word="false"/>
      <style:text-properties style:font-name="C059" fo:language="el" fo:country="GR" officeooo:paragraph-rsid="0029946d"/>
    </style:style>
    <style:style style:name="P11" style:family="paragraph" style:parent-style-name="Text_20_body">
      <style:paragraph-properties fo:text-align="justify" style:justify-single-word="false"/>
      <style:text-properties style:font-name="C059" fo:language="el" fo:country="GR" officeooo:rsid="0039a1b8" officeooo:paragraph-rsid="0039ad06"/>
    </style:style>
    <style:style style:name="P12" style:family="paragraph" style:parent-style-name="Text_20_body">
      <style:paragraph-properties fo:line-height="0.2in" fo:text-align="justify" style:justify-single-word="false"/>
      <style:text-properties style:font-name="C059" fo:language="el" fo:country="GR" officeooo:rsid="0039a1b8" officeooo:paragraph-rsid="0039ad06"/>
    </style:style>
    <style:style style:name="P13" style:family="paragraph" style:parent-style-name="Text_20_body">
      <style:paragraph-properties fo:line-height="0.2in" fo:text-align="justify" style:justify-single-word="false"/>
      <style:text-properties style:font-name="C059" fo:language="el" fo:country="GR" officeooo:rsid="0039a1b8" officeooo:paragraph-rsid="0049ec11"/>
    </style:style>
    <style:style style:name="P14" style:family="paragraph" style:parent-style-name="Text_20_body">
      <style:paragraph-properties fo:line-height="0.2in"/>
      <style:text-properties style:font-name="C059" fo:language="el" fo:country="GR" officeooo:rsid="0039a1b8" officeooo:paragraph-rsid="0039a1b8"/>
    </style:style>
    <style:style style:name="P15" style:family="paragraph" style:parent-style-name="Text_20_body">
      <style:paragraph-properties fo:text-align="justify" style:justify-single-word="false"/>
      <style:text-properties style:font-name="C059" fo:language="el" fo:country="GR" officeooo:rsid="00363d7b" officeooo:paragraph-rsid="00363d7b"/>
    </style:style>
    <style:style style:name="P16" style:family="paragraph" style:parent-style-name="Text_20_body">
      <style:text-properties style:font-name="C059" fo:language="el" fo:country="GR" fo:background-color="#ffff00"/>
    </style:style>
    <style:style style:name="P17" style:family="paragraph" style:parent-style-name="Text_20_body">
      <style:paragraph-properties fo:line-height="0.2in" fo:text-align="justify" style:justify-single-word="false"/>
      <style:text-properties style:font-name="C059" fo:language="el" fo:country="GR" officeooo:rsid="0039ad06" officeooo:paragraph-rsid="0049ec11"/>
    </style:style>
    <style:style style:name="P18" style:family="paragraph" style:parent-style-name="Standard">
      <style:text-properties style:font-name="C059"/>
    </style:style>
    <style:style style:name="P19" style:family="paragraph" style:parent-style-name="Table_20_Contents">
      <style:paragraph-properties fo:text-align="start" style:justify-single-word="false"/>
      <style:text-properties style:font-name="C059" officeooo:rsid="0029946d" officeooo:paragraph-rsid="0029946d"/>
    </style:style>
    <style:style style:name="P20" style:family="paragraph" style:parent-style-name="Text_20_body">
      <style:text-properties fo:color="#e16173" loext:opacity="100%" style:font-name="C059" fo:language="el" fo:country="GR" officeooo:rsid="0039a1b8" officeooo:paragraph-rsid="0039a1b8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ext_20_body">
      <style:text-properties style:use-window-font-color="true" loext:opacity="0%" officeooo:rsid="0039a1b8" officeooo:paragraph-rsid="004e5bac"/>
    </style:style>
    <style:style style:name="P23" style:family="paragraph" style:parent-style-name="Text_20_body">
      <style:text-properties style:use-window-font-color="true" loext:opacity="0%" style:font-name="C059" fo:language="el" fo:country="GR" officeooo:rsid="00504ef9" officeooo:paragraph-rsid="00504ef9"/>
    </style:style>
    <style:style style:name="P24" style:family="paragraph" style:parent-style-name="Text_20_body">
      <style:paragraph-properties fo:text-align="justify" style:justify-single-word="false"/>
      <style:text-properties officeooo:paragraph-rsid="0053b1d2"/>
    </style:style>
    <style:style style:name="P25" style:family="paragraph" style:parent-style-name="Heading_20_2">
      <style:text-properties fo:color="#76246f" loext:opacity="100%" style:font-name="C059" fo:language="el" fo:country="GR" officeooo:rsid="0039a1b8" officeooo:paragraph-rsid="0039a1b8"/>
    </style:style>
    <style:style style:name="P26" style:family="paragraph" style:parent-style-name="Heading_20_2">
      <style:text-properties fo:color="#76246f" loext:opacity="100%" style:font-name="C059" fo:language="el" fo:country="GR" officeooo:paragraph-rsid="00363d7b"/>
    </style:style>
    <style:style style:name="P27" style:family="paragraph" style:parent-style-name="Heading_20_4">
      <style:text-properties fo:color="#e16173" loext:opacity="100%" style:font-name="C059" fo:font-size="11pt" fo:font-style="normal" officeooo:rsid="003a59e0" officeooo:paragraph-rsid="003a59e0" fo:background-color="transparent" style:font-size-asian="13pt" style:font-style-asian="normal" style:font-size-complex="13pt" style:font-style-complex="normal"/>
    </style:style>
    <style:style style:name="P28" style:family="paragraph" style:parent-style-name="Standard" style:list-style-name="L1">
      <style:text-properties style:font-name="C059" officeooo:paragraph-rsid="0052cb31"/>
    </style:style>
    <style:style style:name="P29" style:family="paragraph" style:parent-style-name="Text_20_body" style:list-style-name="L1">
      <style:text-properties style:font-name="C059" officeooo:paragraph-rsid="0052cb31"/>
    </style:style>
    <style:style style:name="P30" style:family="paragraph" style:parent-style-name="Text_20_body" style:list-style-name="L1">
      <style:text-properties fo:font-variant="normal" fo:text-transform="none" fo:color="#000000" loext:opacity="100%" style:text-line-through-style="none" style:text-line-through-type="none" style:font-name="C059" fo:font-size="11pt" fo:font-style="normal" style:text-underline-style="none" fo:font-weight="normal" officeooo:paragraph-rsid="0052cb31" style:text-blinking="false" fo:background-color="transparent"/>
    </style:style>
    <style:style style:name="P31" style:family="paragraph" style:parent-style-name="Text_20_body">
      <style:paragraph-properties fo:text-align="justify" style:justify-single-word="false"/>
      <style:text-properties officeooo:rsid="005e0049" officeooo:paragraph-rsid="005e0049"/>
    </style:style>
    <style:style style:name="P32" style:family="paragraph" style:parent-style-name="Text_20_body">
      <style:paragraph-properties fo:text-align="justify" style:justify-single-word="false"/>
      <style:text-properties officeooo:rsid="0060f4ab" officeooo:paragraph-rsid="0060f4ab"/>
    </style:style>
    <style:style style:name="P33" style:family="paragraph">
      <style:paragraph-properties fo:text-align="center"/>
    </style:style>
    <style:style style:name="T1" style:family="text">
      <style:text-properties fo:color="#808080" loext:opacity="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T2" style:family="text">
      <style:text-properties fo:color="#808080" loext:opacity="100%" style:text-position="0% 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T3" style:family="text">
      <style:text-properties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T4" style:family="text">
      <style:text-properties style:font-name="C059" fo:font-size="10pt" fo:text-shadow="none" officeooo:rsid="002aea13" style:font-size-asian="10pt" style:font-size-complex="10pt"/>
    </style:style>
    <style:style style:name="T5" style:family="text">
      <style:text-properties style:font-name="C059" fo:font-size="10pt" fo:text-shadow="none" fo:font-weight="bold" officeooo:rsid="002bb3d1" style:font-size-asian="10pt" style:font-weight-asian="bold" style:font-size-complex="10pt" style:font-weight-complex="bold"/>
    </style:style>
    <style:style style:name="T6" style:family="text">
      <style:text-properties style:font-name="C059" fo:font-size="10pt" fo:text-shadow="1pt 1pt" fo:font-weight="bold" officeooo:rsid="002aea13" style:font-size-asian="10pt" style:font-weight-asian="bold" style:font-size-complex="10pt" style:font-weight-complex="bold"/>
    </style:style>
    <style:style style:name="T7" style:family="text">
      <style:text-properties style:font-name="C059" fo:language="el" fo:country="GR"/>
    </style:style>
    <style:style style:name="T8" style:family="text">
      <style:text-properties style:font-name="C059" fo:language="el" fo:country="GR" officeooo:rsid="004d3667"/>
    </style:style>
    <style:style style:name="T9" style:family="text">
      <style:text-properties style:font-name="C059" fo:language="el" fo:country="GR" officeooo:rsid="004d51d7"/>
    </style:style>
    <style:style style:name="T10" style:family="text">
      <style:text-properties style:font-name="C059" fo:language="el" fo:country="GR" officeooo:rsid="004e5bac"/>
    </style:style>
    <style:style style:name="T11" style:family="text">
      <style:text-properties style:font-name="C059" fo:language="el" fo:country="GR" fo:background-color="transparent" loext:char-shading-value="0"/>
    </style:style>
    <style:style style:name="T12" style:family="text">
      <style:text-properties style:font-name="C059" fo:language="el" fo:country="GR" officeooo:rsid="0052cb31" fo:background-color="transparent" loext:char-shading-value="0"/>
    </style:style>
    <style:style style:name="T13" style:family="text">
      <style:text-properties style:font-name="C059" fo:language="el" fo:country="GR" officeooo:rsid="0053b1d2" fo:background-color="transparent" loext:char-shading-value="0"/>
    </style:style>
    <style:style style:name="T14" style:family="text">
      <style:text-properties style:font-name="C059" fo:language="el" fo:country="GR" officeooo:rsid="00554b7a" fo:background-color="transparent" loext:char-shading-value="0"/>
    </style:style>
    <style:style style:name="T15" style:family="text">
      <style:text-properties style:font-name="C059" fo:language="el" fo:country="GR" officeooo:rsid="005bf46b" fo:background-color="transparent" loext:char-shading-value="0"/>
    </style:style>
    <style:style style:name="T16" style:family="text">
      <style:text-properties style:font-name="C059" fo:language="el" fo:country="GR" officeooo:rsid="005eebe1" fo:background-color="transparent" loext:char-shading-value="0"/>
    </style:style>
    <style:style style:name="T17" style:family="text">
      <style:text-properties style:font-name="C059" fo:language="el" fo:country="GR" officeooo:rsid="0060f017" fo:background-color="transparent" loext:char-shading-value="0"/>
    </style:style>
    <style:style style:name="T18" style:family="text">
      <style:text-properties style:font-name="C059" fo:language="el" fo:country="GR" officeooo:rsid="00642401" fo:background-color="transparent" loext:char-shading-value="0"/>
    </style:style>
    <style:style style:name="T19" style:family="text">
      <style:text-properties style:font-name="C059" fo:language="el" fo:country="GR" officeooo:rsid="003d421e"/>
    </style:style>
    <style:style style:name="T20" style:family="text">
      <style:text-properties style:font-name="C059" fo:language="el" fo:country="GR" officeooo:rsid="003ece85"/>
    </style:style>
    <style:style style:name="T21" style:family="text">
      <style:text-properties style:font-name="C059" fo:language="el" fo:country="GR" officeooo:rsid="005d0d92"/>
    </style:style>
    <style:style style:name="T22" style:family="text">
      <style:text-properties style:font-name="C059" officeooo:rsid="0052cb31" fo:background-color="transparent" loext:char-shading-value="0"/>
    </style:style>
    <style:style style:name="T23" style:family="text">
      <style:text-properties officeooo:rsid="00376601"/>
    </style:style>
    <style:style style:name="T24" style:family="text">
      <style:text-properties fo:language="en" fo:country="US" officeooo:rsid="00376601"/>
    </style:style>
    <style:style style:name="T25" style:family="text">
      <style:text-properties officeooo:rsid="0038e8af"/>
    </style:style>
    <style:style style:name="T26" style:family="text">
      <style:text-properties officeooo:rsid="0039ad06"/>
    </style:style>
    <style:style style:name="T27" style:family="text">
      <style:text-properties fo:background-color="#df97a3" loext:char-shading-value="0"/>
    </style:style>
    <style:style style:name="T28" style:family="text">
      <style:text-properties fo:background-color="transparent" loext:char-shading-value="0"/>
    </style:style>
    <style:style style:name="T29" style:family="text">
      <style:text-properties fo:background-color="#bf819e" loext:char-shading-value="0"/>
    </style:style>
    <style:style style:name="T30" style:family="text">
      <style:text-properties fo:background-color="#b4c7dc" loext:char-shading-value="0"/>
    </style:style>
    <style:style style:name="T31" style:family="text">
      <style:text-properties officeooo:rsid="003a59e0"/>
    </style:style>
    <style:style style:name="T32" style:family="text">
      <style:text-properties officeooo:rsid="003ece85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4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35" style:family="text">
      <style:text-properties fo:font-variant="normal" fo:text-transform="none" fo:color="#000000" loext:opacity="100%" style:text-line-through-style="none" style:text-line-through-type="none" fo:font-size="11pt" fo:font-style="italic" style:text-underline-style="none" fo:font-weight="normal" style:text-blinking="false" fo:background-color="transparent" loext:char-shading-value="0"/>
    </style:style>
    <style:style style:name="T36" style:family="text"/>
    <style:style style:name="fr1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8236*" fo:start-indent="0in" fo:end-indent="0in"/>
          <style:column style:rel-width="27299*" fo:start-indent="0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1" draw:name="Picture 701766486" text:anchor-type="paragraph" svg:x="4.0311in" svg:y="-0.0055in" svg:width="2.672in" svg:height="0.9646in" draw:z-index="0"><draw:image xlink:href="Pictures/100000010000024C000000D4A2D5B0DBC8A603BF.png" xlink:type="simple" xlink:show="embed" xlink:actuate="onLoad" draw:mime-type="image/png"/><svg:desc>https://www.upatras.gr/wp-content/uploads/up_2017_logo_gr.png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8"/>
      <text:p text:style-name="P8"/>
      <text:p text:style-name="P8">Ανάκτηση Πληροφορίας</text:p>
      <text:p text:style-name="P4">Εργαστηριακή Άσκηση</text:p>
      <text:p text:style-name="P6">Χειμερινό Εξάμηνο 2023</text:p>
      <text:p text:style-name="P6">Διδάσκων: Χ. Μακρής</text:p>
      <text:p text:style-name="P6"/>
      <text:p text:style-name="P6"/>
      <text:p text:style-name="P6"/>
      <text:p text:style-name="P5"><text:tab/><text:tab/><text:tab/> <text:s text:c="2"/>Συντάκτης :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Ον/μο</text:p>
          </table:table-cell>
          <table:table-cell table:style-name="Table1.A1" office:value-type="string">
            <text:p text:style-name="P19">Μίρα Ισλαμάϊ</text:p>
          </table:table-cell>
        </table:table-row>
        <table:table-row>
          <table:table-cell table:style-name="Table1.A1" office:value-type="string">
            <text:p text:style-name="P19">ΑΜ</text:p>
          </table:table-cell>
          <table:table-cell table:style-name="Table1.A1" office:value-type="string">
            <text:p text:style-name="P19">1070736</text:p>
          </table:table-cell>
        </table:table-row>
        <table:table-row>
          <table:table-cell table:style-name="Table1.A1" office:value-type="string">
            <text:p text:style-name="P19">Email</text:p>
          </table:table-cell>
          <table:table-cell table:style-name="Table1.A1" office:value-type="string">
            <text:p text:style-name="P19"><text:a xlink:type="simple" xlink:href="mailto:miraslamaj@gmail.com" text:style-name="Internet_20_link" text:visited-style-name="Visited_20_Internet_20_Link">miraslamaj@gmail.com</text:a> ή </text:p>
            <text:p text:style-name="P19"><text:a xlink:type="simple" xlink:href="mailto:st1070736@ceid.webmail.gr" text:style-name="Internet_20_link" text:visited-style-name="Visited_20_Internet_20_Link">st1070736@ceid.webmail.gr</text:a> </text:p>
          </table:table-cell>
        </table:table-row>
      </table:table>
      <text:p text:style-name="P10"/>
      <text:p text:style-name="P6"/>
      <text:p text:style-name="P6"/>
      <text:p text:style-name="P6"/>
      <text:p text:style-name="P9"/>
      <text:p text:style-name="P9"/>
      <text:p text:style-name="P7">Τμήμα Μηχανικών Η/Υ &amp; Πληροφορικής</text:p>
      <text:p text:style-name="P7">Πανεπιστήμιο Πατρών</text:p>
      <text:h text:style-name="P25" text:outline-level="2"><text:soft-page-break/>ABSTRACT</text:h>
      <text:p text:style-name="P22"><text:span text:style-name="T8">Η εργασία αυτή </text:span><text:span text:style-name="T9">δημιουργήθηκε</text:span><text:span text:style-name="T8"> , σε υπολογιστή που τρέχει το λειτουργικό σύστημα ubuntu 22.04, </text:span><text:span text:style-name="T9">υλοποιήθηκε σε virtual enviroment που ονομάσαμε “ir” και χρησιμοποιήθηκε το IDE visual studio code. </text:span><text:span text:style-name="T10">Δημιουργούμε αρχικά το εικονικό περιβάλλον με το ενσωματωμένο εργαλείο venv με την εντολή “python3 -m venv ir” </text:span><text:span text:style-name="T9">ενώ βρισκόμαστε <text:s/>μέσα στο φάκελο της εργασίας <text:s/>“info_retrieval”.</text:span><text:span text:style-name="T10"> </text:span><text:span text:style-name="T9">Ενεργοποιούμε το εικονικό περιβάλλον γράφοντας στο τερματικό την εντολή “source ir/bin/activate”</text:span><text:span text:style-name="T10"> και στην συνέχεια εγκαταστάθηκαν βιβλιοθήκες python</text:span><text:span text:style-name="T7"> “pandas” </text:span><text:span text:style-name="T21">και “nltk”</text:span></text:p>
      <text:p text:style-name="P23">Η εργασία επίσης υπάρχει και στο github : https://github.com/miraq3bnkc/Info_retrieval.git</text:p>
      <text:h text:style-name="P26" text:outline-level="2">Ερώτημα 1 - Ανάγνωση και Επεξεργασία της Συλλογής</text:h>
      <text:p text:style-name="P15">Για την ανάγνωση και την επεξεργασία της συλλογής , <text:span text:style-name="T23">με την βιβλιοθήκη της </text:span><text:span text:style-name="T24">python</text:span><text:span text:style-name="T23"> “os” διαβάζουμε όλα τα αρχεία στον φάκελο “</text:span><text:span text:style-name="T24">docs</text:span><text:span text:style-name="T23">”, τον φάκελο αυτόν βρίσκεται η συλλογή των κειμένων. Γνωρίζοντας ότι αυτός ο φάκελος έχει μόνο .txt αρχεία και το πως είναι γραμμένα μέσα αυτά τα κείμενα, με ένα split() σε κάθε αρχείο πήραμε όλες τις λέξεις που υπάρχουν στην συλλογή </text:span><text:span text:style-name="T32">(λεξιλογική ανάλυση)</text:span><text:span text:style-name="T23">. </text:span><text:span text:style-name="T25">Με αυτή την βάση μπορούμε στην συνέχεια να φτιάξουμε το ανεστραμμένο ευρετήριο. </text:span></text:p>
      <text:p text:style-name="P11">Η βιβλιοθήκη pandas της python χρησιμοποιήθηκε για την αποθήκευση αρχικά του πλήρους ανεστραμμένου αρχείου και στην συνέχεια για την εξαγωγή του σε .csv αρχείο , ονομαζόμενο inverted_index.csv. Το πλήρ<text:span text:style-name="T26">ες ανεστραμμένο ευρετήριο , έχει σχεδιαστεί με τέτοιο τρόπο ούτως ώστε να έχουμε την θέση της λέξης σε κάθε κείμενο (word position) , αντί για την θέση του χαρακτήρα. Το αρχείο έχει την μορφή ,</text:span><text:span text:style-name="T31">που βλέπουμε στο παρακάτω παράδειγμα για την λέξη “ANGLES” που εμφανίζεται στην συλλογή C.F.</text:span><text:span text:style-name="T26"> ,όπως διδαχτήκαμε στις διαλέξεις.</text:span></text:p>
      <text:h text:style-name="P27" text:outline-level="4">ΠΑΡΑΔΕΙΓΜΑ 1_______________________________________________________________________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ANGLES</text:p>
          </table:table-cell>
          <table:table-cell table:style-name="Table2.B1" office:value-type="string">
            <text:p text:style-name="P21">[<text:span text:style-name="T28">[</text:span><text:span text:style-name="T27">'00486'</text:span><text:span text:style-name="T28">,</text:span> <text:span text:style-name="T30">3</text:span>, [<text:span text:style-name="T29">37, 90, 108</text:span>]], ['00499', 1, [77]]]</text:p>
          </table:table-cell>
        </table:table-row>
      </table:table>
      <text:p text:style-name="P13"><draw:line text:anchor-type="paragraph" draw:z-index="1" draw:name="Vertical line 1" draw:style-name="gr1" draw:text-style-name="P33" svg:x1="3.6965in" svg:y1="0.0335in" svg:x2="3.6965in" svg:y2="0.9327in"><text:p/></draw:line><draw:line text:anchor-type="paragraph" draw:z-index="2" draw:name="Vertical line 2" draw:style-name="gr1" draw:text-style-name="P33" svg:x1="4.1134in" svg:y1="0.0126in" svg:x2="4.1134in" svg:y2="0.5579in"><text:p/></draw:line><draw:line text:anchor-type="paragraph" draw:z-index="3" draw:name="Vertical line 3" draw:style-name="gr1" draw:text-style-name="P33" svg:x1="4.6339in" svg:y1="0.0228in" svg:x2="4.6339in" svg:y2="0.2764in"><text:p/></draw:line><text:s text:c="93"/></text:p>
      <text:p text:style-name="P17"><text:tab/><text:tab/><text:tab/><text:tab/><text:tab/><text:tab/><text:tab/><text:tab/><text:tab/>Θέσεις της λέξης στο κείμενο</text:p>
      <text:p text:style-name="P12"><text:s text:c="83"/><text:span text:style-name="T26">πλήθος εμφάνισης στο ίδιο αρχείο</text:span></text:p>
      <text:p text:style-name="P14"><text:s text:c="72"/>Ό<text:span text:style-name="T26">νομα αρχείου εμφάνισης της λέξης “angles”</text:span></text:p>
      <text:p text:style-name="P20">________________________________________________________________________________</text:p>
      <text:p text:style-name="P24"><text:span text:style-name="T19">Σύμφωνα με τις διαφάνειες του τρίτου φροντιστηρίου 2023-2024 , η προ-επεξεργασία εγγράφων μπορεί να διαχωριστεί σε τέσσερις κατηγορίες. </text:span><text:span text:style-name="T20">Μία από αυτές είναι η λεξιλογική ανάλυση , που ήδη αναφέρθηκε παραπάνω, που εφόσον δεν υπήρχαν σημεία στίξης , σύμβολα και ήταν ήδη όλα σε κεφαλαία , δεν χρειάστηκε ιδιαίτερη επεξεργασία. </text:span><text:span text:style-name="T12">Δεν ασχολήθηκα με την κατηγορία της εξάλειψης stop words , διότι </text:span><text:span text:style-name="T22">υπάρχουν </text:span><text:soft-page-break/><text:span text:style-name="T22">περιπτώσεις όπου η αγνόηση των "stop words" μπορεί να οδηγήσει σε απώλεια σημασίας, όπως σε αναζητήσεις φράσεων ή σε ειδικού τύπου ερωτήματα </text:span><text:span text:style-name="T13">([2] σελίδα 27).</text:span><text:span text:style-name="T14"> </text:span><text:span text:style-name="T15">Στην συνέχεια, δόθηκε μεγαλύτερη σημασία στην χρήση ενός stemmer, συγκεκριμένα του Porter2 ή αλλιως English stemmer).</text:span></text:p>
      <text:p text:style-name="P31"><text:span text:style-name="T15">Ο </text:span><text:span text:style-name="T11">λόγος που θελήσαμε να χρησιμοποιήσουμε έναν stemmer , είναι διότι παρατηρήθηκε στις λέξεις να υπάρχουν πολλές ίδιες λέξεις και σε ενικό αριθμο αλλα και σε πληθυντικό αριθμό, για παράδειγμα “angles” και “angle”. Ενας stemmer όπως ο Porter2 , μπορεί να θέσει έναν όρο δεικτοδότησης για τέτοιες λέξεις και τελικά να μειώσει τον χώρο πολυπλοκότητας. Ο Porter2 είναι μια βελτίωση του διαδεδομένου αλγορίθμου Porter ([1]). </text:span><text:span text:style-name="T16">Για την εκτέλεση του stemmer , χρησιμοποιήθηκε η βιβλιοθήκη <text:s/>nltk, </text:span><text:span text:style-name="T17">συγκεκριμένα η nltk.stem όπου έχει μια έτοιμη συνάρτηση. </text:span></text:p>
      <text:p text:style-name="P32"><text:span text:style-name="T16">Μ</text:span><text:span text:style-name="T11">ε την χρήση του Porter2 stemmer , το ανεστραμμένο αρχείο μειώθηκε κατά περίπου 26%. <text:s/>Πριν δώσουμε σημασία στις καταλήξεις το inverted_index.csv αρχείο περιείχε 11.368 όρους , ενώ μετά την χρήση του stemmer έχουμε 8.373 όρους δεικτοδότησης </text:span><text:span text:style-name="T18">(με την δοκιμή του απλού Porter αλγοριθμου είχαμε 8.436 όρους περισσοτερους από τον Porter2)</text:span><text:span text:style-name="T11">. </text:span></text:p>
      <text:p text:style-name="P16"/>
      <text:h text:style-name="Heading_20_2" text:outline-level="2">ΒΙΒΛΙΟΓΡΑΦΙΑ</text:h>
      <text:list xml:id="list951731846" text:style-name="L1">
        <text:list-item>
          <text:p text:style-name="P29"><text:bookmark text:name="docs-internal-guid-001b2a49-7fff-49bd-72cc-574d8dbb8797"/><text:span text:style-name="T33">“</text:span><text:span text:style-name="T34">The English (Porter2) stemming algorithm.” </text:span><text:span text:style-name="T35">Snowball</text:span><text:span text:style-name="T34">, https://snowballstem.org/algorithms/english/stemmer.html. Accessed 9 November 2023.</text:span></text:p>
        </text:list-item>
        <text:list-item>
          <text:p text:style-name="P28"><text:bookmark text:name="docs-internal-guid-0159a8c0-7fff-e8a5-c9c2-6b3b6441ff12"/><text:span text:style-name="T34">Manning, Christopher D., et al. </text:span><text:span text:style-name="T35">Introduction to information retrieval</text:span><text:span text:style-name="T34">. Edited by Prabhakar Raghavan and Hinrich Schütze, Cambridge University Press, 2008, https://nlp.stanford.edu/IR-book/information-retrieval-book.html. Accessed 9 November 2023.</text:span></text:p>
        </text:list-item>
        <text:list-item>
          <text:p text:style-name="P28"><text:bookmark text:name="docs-internal-guid-e17b6241-7fff-0944-f437-33c20b6f23e7"/><text:span text:style-name="T34">“nltk.stem.snowball module.” </text:span><text:span text:style-name="T35">NLTK</text:span><text:span text:style-name="T34">, https://www.nltk.org/api/nltk.stem.snowball.html. Accessed 11 November 2023.</text:span></text:p>
        </text:list-item>
        <text:list-item>
          <text:p text:style-name="P30"/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76246f" loext:opacity="100%" style:font-name="C059" fo:font-family="C059" style:font-pitch="variable" fo:font-size="16pt" fo:language="el" fo:country="GR" fo:font-weight="bold" officeooo:rsid="0039a1b8" style:font-name-asian="Noto Sans CJK SC" style:font-family-asian="'Noto Sans CJK SC'" style:font-family-generic-asian="system" style:font-pitch-asian="variable" style:font-size-asian="16pt" style:font-weight-asian="bold" style:font-name-complex="Lohit Devanagari1" style:font-family-complex="'Lohit Devanagari'" style:font-family-generic-complex="system" style:font-pitch-complex="variable" style:font-size-complex="16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.3465in" style:type="center"/>
          <style:tab-stop style:position="6.9374in" style:type="right"/>
        </style:tab-stops>
      </style:paragraph-properties>
      <style:text-properties fo:color="#a9a9a9" loext:opacity="100%" officeooo:paragraph-rsid="002aea13"/>
    </style:style>
    <style:style style:name="MP2" style:family="paragraph" style:parent-style-name="Footer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02d8a41" fo:background-color="transparent"/>
    </style:style>
    <style:style style:name="MT1" style:family="text">
      <style:text-properties fo:color="#808080" loext:opacity="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MT2" style:family="text">
      <style:text-properties fo:color="#808080" loext:opacity="100%" style:text-position="0% 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MT3" style:family="text">
      <style:text-properties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MT4" style:family="text">
      <style:text-properties style:font-name="C059" fo:font-size="10pt" fo:text-shadow="none" officeooo:rsid="002aea13" style:font-size-asian="10pt" style:font-size-complex="10pt"/>
    </style:style>
    <style:style style:name="MT5" style:family="text">
      <style:text-properties style:font-name="C059" fo:font-size="10pt" fo:text-shadow="none" fo:font-weight="bold" officeooo:rsid="002bb3d1" style:font-size-asian="10pt" style:font-weight-asian="bold" style:font-size-complex="10pt" style:font-weight-complex="bold"/>
    </style:style>
    <style:style style:name="MT6" style:family="text">
      <style:text-properties style:font-name="C059" fo:font-size="10pt" fo:text-shadow="1pt 1pt" fo:font-weight="bold" officeooo:rsid="002aea13" style:font-size-asian="10pt" style:font-weight-asian="bold" style:font-size-complex="10pt" style:font-weight-complex="bold"/>
    </style:style>
    <style:style style:name="MSect1" style:family="section">
      <style:section-properties style:editable="false">
        <style:columns fo:column-count="2">
          <style:column style:rel-width="38236*" fo:start-indent="0in" fo:end-indent="0in"/>
          <style:column style:rel-width="27299*" fo:start-indent="0in" fo:end-indent="0in"/>
        </style:columns>
      </style:section-properties>
    </style:style>
    <style:style style:name="MSect2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701in" fo:page-height="11.6902in" style:num-format="1" style:print-orientation="portrait" fo:margin-top="0.4165in" fo:margin-bottom="0.7874in" fo:margin-left="0.7874in" fo:margin-right="0.7874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ffffff" draw:opacity="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f6f8fc" draw:opacity="100%"/>
      </style:header-style>
      <style:footer-style>
        <style:header-footer-properties svg:height="0.5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1">
          <text:section text:style-name="MSect2" text:name="Section2">
            <text:p text:style-name="MP1"><text:span text:style-name="MT1">ΕΡΓΑΣΤΗΡΙΑΚΗ ΑΣΚΗΣΗ- ΑΝΑΚΤΗΣΗ </text:span><text:span text:style-name="MT2">ΠΛΗΡΟΦΟΡΙΑΣ</text:span><text:span text:style-name="MT3"> </text:span><text:span text:style-name="MT4"><text:s text:c="24"/></text:span><text:span text:style-name="MT5">ΜΙΡΑ ΙΣΛΑΜΑΪ 1070736</text:span><text:span text:style-name="MT6"><text:tab/></text:span></text:p>
          </text:section>
        </text:section>
      </style:header>
      <style:header-first>
        <text:p text:style-name="Header_20_left"/>
      </style:header-first>
      <style:footer>
        <text:p text:style-name="MP2"><text:page-number text:select-page="current">3</text:page-number></text:p>
      </style:footer>
      <style:footer-first>
        <text:p text:style-name="Footer"/>
      </style:footer-first>
    </style:master-page>
    <style:master-page style:name="Endnote" style:page-layout-name="Mpm2" draw:style-name="Mdp2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4:52:29.191818793</meta:creation-date>
    <meta:editing-duration>P1DT11H41M54S</meta:editing-duration>
    <meta:editing-cycles>26</meta:editing-cycles>
    <meta:generator>LibreOffice/7.3.7.2$Linux_X86_64 LibreOffice_project/30$Build-2</meta:generator>
    <dc:date>2023-11-12T14:40:32.212360251</dc:date>
    <meta:document-statistic meta:table-count="2" meta:image-count="1" meta:object-count="0" meta:page-count="3" meta:paragraph-count="38" meta:word-count="595" meta:character-count="4633" meta:non-whitespace-character-count="3780"/>
  </office:meta>
</office:document-meta>
</file>